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8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1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43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44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45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style:font-name-complex="Ari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ru" fo:country="RU" fo:font-style="normal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background-color="transparen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language="en" fo:country="US" fo:font-style="italic" style:font-style-asian="italic" style:font-style-complex="italic"/>
    </style:style>
    <style:style style:name="T32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3" style:family="text">
      <style:text-properties style:text-position="0% 100%" fo:font-style="italic" style:font-style-asian="italic" style:font-style-complex="italic"/>
    </style:style>
    <style:style style:name="T34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ПРОТОКОЛ <text:span text:style-name="T8">ПОВЕРКИ</text:span></text:p>
      <text:p text:style-name="P6"><text:span text:style-name="T22">дозиметра типа </text:span><text:span text:style-name="T11">ДКС</text:span><text:span text:style-name="T22">-</text:span><text:span text:style-name="T11">АТ3509</text:span><text:span text:style-name="T7">A</text:span></text:p>
      <text:p text:style-name="P8"/>
      <text:p text:style-name="P5"><text:span text:style-name="T22">зав. № </text:span><text:span text:style-name="T20"><text:s/>$</text:span><text:span text:style-name="T3">allSerial <text:s/></text:span><text:span text:style-name="T21"><text:s/></text:span><text:span text:style-name="T24">.</text:span><text:span text:style-name="T21"> </text:span></text:p>
      <text:p text:style-name="P5"><text:span text:style-name="T22">принадлежащего </text:span><text:span text:style-name="T23">.</text:span><text:span text:style-name="T29"> <text:s text:c="105"/></text:span><text:span text:style-name="T23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8">Т</text:span> = <text:span text:style-name="T28"><text:s/></text:span><text:span text:style-name="T19">$temp </text:span><text:s/>°<text:span text:style-name="T18">С</text:span>, атмосферном давлении <text:span text:style-name="T18">Р</text:span> = <text:span text:style-name="T28"><text:s text:c="5"/></text:span><text:s/>мм.рт.ст, относительной влажности воздуха <text:span text:style-name="T18">р</text:span> = <text:span text:style-name="T28"><text:s/></text:span><text:span text:style-name="T19">$vlag </text:span><text:s/>%, внешнем фоне γ-излучения <text:span text:style-name="T2">H</text:span>*(10) = <text:span text:style-name="T28"><text:s/></text:span><text:span text:style-name="T19">$bground </text:span><text:s/>нЗв/ч, <text:s/>согласно методике, изложенной в <text:span text:style-name="T27">МП. МН 742-2005</text:span></text:p>
      <text:p text:style-name="P32"><text:span text:style-name="T8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3"><text:span text:style-name="T8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0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С-АТ3509A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7">p</text:span><text:span text:style-name="T14">i</text:span><text:span text:style-name="T31">(10)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5">Показания прибора</text:p>
          </table:table-cell>
          <table:table-cell table:style-name="t1.B2" office:value-type="string">
            <text:p text:style-name="P30">Среднее значение, </text:p>
            <text:p text:style-name="P31"><text:span text:style-name="T32">Ḣ</text:span><text:span text:style-name="T14">pi</text:span><text:span text:style-name="T30">(10)</text:span></text:p>
          </table:table-cell>
          <table:table-cell table:style-name="t1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4">Фон</text:p>
          </table:table-cell>
          <table:table-cell table:style-name="t1.B3" office:value-type="string">
            <text:p text:style-name="P35">---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5">$1-bg0</text:p>
              <text:p text:style-name="P35">$1-bg1</text:p>
              <text:p text:style-name="P35">$1-bg2</text:p>
              <text:p text:style-name="P35">$1-bg3</text:p>
              <text:p text:style-name="P35">$1-bg4</text:p>
              <text:p text:style-name="P35">$1-bg5</text:p>
              <text:p text:style-name="P35">$1-bg6</text:p>
              <text:p text:style-name="P35">$1-bg7</text:p>
              <text:p text:style-name="P34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I3" office:value-type="string">
            <text:p text:style-name="P20">---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5">$1-m00</text:p>
              <text:p text:style-name="P35">$1-m01</text:p>
              <text:p text:style-name="P35">$1-m02</text:p>
              <text:p text:style-name="P35">$1-m03</text:p>
              <text:p text:style-name="P35">$1-m04</text:p>
              <text:p text:style-name="P35">$1-m05</text:p>
              <text:p text:style-name="P35">$1-m06</text:p>
              <text:p text:style-name="P35">$1-m07</text:p>
              <text:p text:style-name="P35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24">±<text:span text:style-name="T8">30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5">$1-m11</text:p>
              <text:p text:style-name="P35">$1-m12</text:p>
              <text:p text:style-name="P35">$1-m13</text:p>
              <text:p text:style-name="P35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24">±<text:span text:style-name="T8">15</text:span></text:p>
          </table:table-cell>
        </table:table-row>
        <table:table-row>
          <table:table-cell table:style-name="t1.A6" office:value-type="string">
            <text:p text:style-name="P17">800<text:span text:style-name="T8">.</text:span>0 мЗв/ч</text:p>
          </table:table-cell>
          <table:table-cell table:style-name="t1.B6" office:value-type="string">
            <text:p text:style-name="P18">$1-n2</text:p>
          </table:table-cell>
          <table:table-cell table:style-name="t1.B6" office:value-type="string">
            <text:p text:style-name="P18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35">$1-m21</text:p>
              <text:p text:style-name="P35">$1-m22</text:p>
              <text:p text:style-name="P35">$1-m23</text:p>
              <text:p text:style-name="P35">$1-m24</text:p>
            </text:section>
          </table:table-cell>
          <table:table-cell table:style-name="t1.B6" office:value-type="string">
            <text:p text:style-name="P18">$1-av2</text:p>
          </table:table-cell>
          <table:table-cell table:style-name="t1.B6" office:value-type="string">
            <text:p text:style-name="P18">$1-o2</text:p>
          </table:table-cell>
          <table:table-cell table:style-name="t1.B6" office:value-type="string">
            <text:p text:style-name="P18">$1-q2</text:p>
          </table:table-cell>
          <table:table-cell table:style-name="t1.B6" office:value-type="string">
            <text:p text:style-name="P18">$1-do2</text:p>
          </table:table-cell>
          <table:table-cell table:style-name="t1.I6" office:value-type="string">
            <text:p text:style-name="P24">±<text:span text:style-name="T8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С-АТ3509A</text:span><text:span text:style-name="T4">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4"><text:span text:style-name="T1">Действи-тельное</text:span> значение</text:p>
            <text:p text:style-name="P34">ЭД<text:span text:style-name="T34">,</text:span>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1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3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8">мкЗв</text:span></text:p>
          </table:table-cell>
          <table:table-cell table:style-name="s1.B4" office:value-type="string">
            <text:p text:style-name="P18">##1-<text:span text:style-name="T1">dn_</text:span><text:span text:style-name="T8">3</text:span></text:p>
          </table:table-cell>
          <table:table-cell table:style-name="s1.B4" office:value-type="string">
            <text:p text:style-name="P25"><text:s text:c="2"/>##1-<text:span text:style-name="T1">dd_</text:span><text:span text:style-name="T8">3</text:span> <text:s/></text:p>
            <text:p text:style-name="P21">360c</text:p>
          </table:table-cell>
          <table:table-cell table:style-name="s1.B4" office:value-type="string">
            <text:p text:style-name="P18">##1-d_dev_<text:span text:style-name="T8">3</text:span></text:p>
          </table:table-cell>
          <table:table-cell table:style-name="s1.B4" office:value-type="string">
            <text:p text:style-name="P18">##1-dose_<text:span text:style-name="T8">3</text:span></text:p>
          </table:table-cell>
          <table:table-cell table:style-name="s1.B4" office:value-type="string">
            <text:p text:style-name="P18">##1-d_res_<text:span text:style-name="T8">3</text:span></text:p>
          </table:table-cell>
          <table:table-cell table:style-name="s1.B4" office:value-type="string">
            <text:p text:style-name="P18">##1-o_pog_<text:span text:style-name="T8">3</text:span></text:p>
          </table:table-cell>
          <table:table-cell table:style-name="s1.B4" office:value-type="string">
            <text:p text:style-name="P18">##1-d_gran_<text:span text:style-name="T8">3</text:span></text:p>
          </table:table-cell>
          <table:table-cell table:style-name="s1.I4" office:value-type="string">
            <text:p text:style-name="P17">±<text:span text:style-name="T1">15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18">##1-<text:span text:style-name="T1">dn</text:span></text:p>
          </table:table-cell>
          <table:table-cell table:style-name="s1.B5" office:value-type="string">
            <text:p text:style-name="P25"><text:s text:c="2"/>##1-<text:span text:style-name="T1">dd</text:span> <text:s/></text:p>
            <text:p text:style-name="P21">180c</text:p>
          </table:table-cell>
          <table:table-cell table:style-name="s1.B5" office:value-type="string">
            <text:p text:style-name="P18">##1-d_dev</text:p>
          </table:table-cell>
          <table:table-cell table:style-name="s1.B5" office:value-type="string">
            <text:p text:style-name="P18">##1-dose</text:p>
          </table:table-cell>
          <table:table-cell table:style-name="s1.B5" office:value-type="string">
            <text:p text:style-name="P18">##1-d_res</text:p>
          </table:table-cell>
          <table:table-cell table:style-name="s1.B5" office:value-type="string">
            <text:p text:style-name="P18">##1-o_pog</text:p>
          </table:table-cell>
          <table:table-cell table:style-name="s1.B5" office:value-type="string">
            <text:p text:style-name="P18">##1-d_gran</text:p>
          </table:table-cell>
          <table:table-cell table:style-name="s1.I5" office:value-type="string">
            <text:p text:style-name="P17">±<text:span text:style-name="T8">15</text:span></text:p>
          </table:table-cell>
        </table:table-row>
      </table:table>
      <text:p text:style-name="P41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A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1-16T09:24:05.27</dc:date>
    <meta:editing-duration>P3DT7H24M38S</meta:editing-duration>
    <meta:editing-cycles>386</meta:editing-cycles>
    <meta:generator>OpenOffice/4.1.6$Win32 OpenOffice.org_project/416m1$Build-9790</meta:generator>
    <meta:document-statistic meta:table-count="3" meta:image-count="0" meta:object-count="0" meta:page-count="1" meta:paragraph-count="127" meta:word-count="275" meta:character-count="2169"/>
  </office:meta>
</office:document-meta>
</file>